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ntarell" svg:font-family="Cantarell" style:font-family-generic="roman"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005cm" fo:margin-bottom="0cm" style:contextual-spacing="false" fo:text-align="start" style:justify-single-word="false" fo:text-indent="0cm" style:auto-text-indent="false"/>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0c9c7e" officeooo:paragraph-rsid="000c9c7e" style:font-size-asian="10pt" style:font-style-asian="normal" style:font-weight-asian="normal" style:font-size-complex="10pt" style:font-weight-complex="normal"/>
    </style:style>
    <style:style style:name="P2" style:family="paragraph" style:parent-style-name="Default">
      <style:paragraph-properties fo:margin-left="0cm" fo:margin-right="0cm" fo:margin-top="0.004cm" fo:margin-bottom="0cm" style:contextual-spacing="false" fo:text-align="start" style:justify-single-word="false" fo:orphans="2" fo:widows="2" fo:text-indent="0cm" style:auto-text-indent="false" fo:padding="0cm" fo:border="none"/>
      <style:text-properties fo:font-variant="normal" fo:text-transform="none" fo:color="#ff5153" loext:opacity="100%" style:font-name="Roboto" fo:font-size="20pt" fo:letter-spacing="normal" fo:language="es" fo:country="ES" fo:font-style="normal" fo:font-weight="normal" style:font-size-asian="20pt"/>
    </style:style>
    <style:style style:name="P3"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color="#ff5153" loext:opacity="100%" style:text-line-through-style="none" style:text-line-through-type="none" style:font-name="Liberation Sans" fo:font-size="11pt" fo:language="es" fo:country="ES" fo:font-style="normal" style:text-underline-style="none" fo:font-weight="normal" officeooo:paragraph-rsid="000c9c7e" style:font-size-asian="11pt" style:font-style-asian="normal" style:font-weight-asian="normal"/>
    </style:style>
    <style:style style:name="P4" style:family="paragraph" style:parent-style-name="Default">
      <style:paragraph-properties fo:margin-top="0.004cm" fo:margin-bottom="0cm" style:contextual-spacing="false" fo:text-align="start" style:justify-single-word="false"/>
      <style:text-properties fo:color="#ff5153" loext:opacity="100%" style:text-line-through-style="none" style:text-line-through-type="none" fo:font-size="15pt" fo:language="es" fo:country="ES" style:text-underline-style="none" style:font-size-asian="15pt"/>
    </style:style>
    <style:style style:name="P5"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officeooo:rsid="000c9c7e" officeooo:paragraph-rsid="000c9c7e" style:font-size-asian="11pt" style:font-style-asian="normal" style:font-weight-asian="normal"/>
    </style:style>
    <style:style style:name="P6"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officeooo:rsid="000c9c7e" officeooo:paragraph-rsid="00220b33" style:font-size-asian="11pt" style:font-style-asian="normal" style:font-weight-asian="normal"/>
    </style:style>
    <style:style style:name="P7"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style:font-size-asian="11pt" style:font-style-asian="normal" style:font-weight-asian="normal"/>
    </style:style>
    <style:style style:name="P8" style:family="paragraph" style:parent-style-name="Default">
      <style:paragraph-properties fo:margin-left="0cm" fo:margin-right="0cm" fo:margin-top="0.004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style:font-size-asian="11pt" style:font-style-asian="normal" style:font-weight-asian="normal"/>
    </style:style>
    <style:style style:name="P9"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style:text-underline-style="none" fo:font-weight="normal" style:font-size-asian="11pt" style:font-weight-asian="normal"/>
    </style:style>
    <style:style style:name="P10"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style:text-underline-style="none" fo:font-weight="normal" officeooo:rsid="000c9c7e" officeooo:paragraph-rsid="000c9c7e" style:font-size-asian="11pt" style:font-weight-asian="normal"/>
    </style:style>
    <style:style style:name="P11"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style:text-underline-style="none" fo:font-weight="normal" officeooo:rsid="000c9c7e" officeooo:paragraph-rsid="00154218" style:font-size-asian="11pt" style:font-weight-asian="normal"/>
    </style:style>
    <style:style style:name="P12"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style:text-underline-style="none" fo:font-weight="normal" officeooo:rsid="000c9c7e" style:font-size-asian="11pt" style:font-weight-asian="normal"/>
    </style:style>
    <style:style style:name="P13"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Comic Sans MS" fo:font-size="11pt" fo:language="es" fo:country="ES" style:text-underline-style="none" fo:font-weight="normal" style:font-size-asian="11pt" style:font-weight-asian="normal"/>
    </style:style>
    <style:style style:name="P14"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text-line-through-style="none" style:text-line-through-type="none" style:font-name="Arial" fo:font-size="11pt" fo:language="es" fo:country="ES" fo:font-style="normal" style:text-underline-style="none" fo:font-weight="normal" officeooo:paragraph-rsid="000c9c7e" style:font-size-asian="11pt" style:font-style-asian="normal" style:font-weight-asian="normal"/>
    </style:style>
    <style:style style:name="P15"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language="es" fo:country="ES"/>
    </style:style>
    <style:style style:name="P16" style:family="paragraph" style:parent-style-name="Default">
      <style:paragraph-properties fo:margin-top="0.012cm" fo:margin-bottom="0cm" style:contextual-spacing="false" fo:text-align="start" style:justify-single-word="false"/>
      <style:text-properties fo:language="es" fo:country="ES"/>
    </style:style>
    <style:style style:name="P17"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language="es" fo:country="ES" officeooo:paragraph-rsid="000c9c7e"/>
    </style:style>
    <style:style style:name="P18"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language="es" fo:country="ES" officeooo:rsid="000c9c7e" officeooo:paragraph-rsid="000c9c7e"/>
    </style:style>
    <style:style style:name="P19"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color="#000000" loext:opacity="100%" style:text-line-through-style="none" style:text-line-through-type="none" style:font-name="Liberation Sans" fo:font-size="11pt" fo:language="es" fo:country="ES" style:text-underline-style="none" fo:font-weight="normal" officeooo:rsid="001c340c" officeooo:paragraph-rsid="001c340c" style:font-size-asian="11pt" style:font-weight-asian="normal"/>
    </style:style>
    <style:style style:name="P20"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color="#000000" loext:opacity="100%" style:text-line-through-style="none" style:text-line-through-type="none" style:font-name="Liberation Sans" fo:font-size="11pt" fo:language="es" fo:country="ES" style:text-underline-style="none" fo:font-weight="normal" officeooo:rsid="001c340c" style:font-size-asian="11pt" style:font-weight-asian="normal"/>
    </style:style>
    <style:style style:name="P21"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fo:color="#000000" loext:opacity="100%" style:text-line-through-style="none" style:text-line-through-type="none" style:font-name="Comic Sans MS" fo:font-size="11pt" fo:language="es" fo:country="ES" style:text-underline-style="none" fo:font-weight="normal" style:font-size-asian="11pt" style:font-weight-asian="normal"/>
    </style:style>
    <style:style style:name="P22"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use-window-font-color="true" loext:opacity="0%" style:text-line-through-style="none" style:text-line-through-type="none" style:font-name="Liberation Sans" fo:font-size="11pt" fo:language="es" fo:country="ES" style:text-underline-style="none" fo:font-weight="normal" officeooo:rsid="00197f33" officeooo:paragraph-rsid="00197f33" style:font-size-asian="11pt" style:font-weight-asian="normal"/>
    </style:style>
    <style:style style:name="P23"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style:use-window-font-color="true" loext:opacity="0%" style:text-line-through-style="none" style:text-line-through-type="none" style:font-name="Liberation Sans" fo:font-size="11pt" fo:language="es" fo:country="ES" style:text-underline-style="none" fo:font-weight="normal" officeooo:rsid="001b0bf7" officeooo:paragraph-rsid="00197f33" style:font-size-asian="11pt" style:font-weight-asian="normal"/>
    </style:style>
    <style:style style:name="P24" style:family="paragraph" style:parent-style-name="Default">
      <style:paragraph-properties fo:margin-left="0cm" fo:margin-right="0cm" fo:margin-top="0.005cm" fo:margin-bottom="0cm" style:contextual-spacing="false" fo:text-align="start" style:justify-single-word="false" fo:text-indent="0.004cm" style:auto-text-indent="false"/>
      <style:text-properties officeooo:paragraph-rsid="0034e11d"/>
    </style:style>
    <style:style style:name="P25" style:family="paragraph" style:parent-style-name="Default">
      <style:paragraph-properties fo:margin-left="0cm" fo:margin-right="0cm" fo:margin-top="0.005cm" fo:margin-bottom="0cm" style:contextual-spacing="false" fo:text-align="start" style:justify-single-word="false" fo:text-indent="0cm" style:auto-text-indent="false"/>
      <style:text-properties officeooo:paragraph-rsid="0034e11d"/>
    </style:style>
    <style:style style:name="P26" style:family="paragraph" style:parent-style-name="Default">
      <style:paragraph-properties fo:margin-left="0cm" fo:margin-right="0cm" fo:margin-top="0.004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officeooo:rsid="000dac15" officeooo:paragraph-rsid="0037fbe2" style:font-size-asian="11pt" style:font-style-asian="normal" style:font-weight-asian="normal"/>
    </style:style>
    <style:style style:name="P27" style:family="paragraph" style:parent-style-name="Default">
      <style:paragraph-properties fo:margin-left="0cm" fo:margin-right="0cm" fo:margin-top="0.004cm" fo:margin-bottom="0cm" style:contextual-spacing="false" fo:text-align="start" style:justify-single-word="false" fo:text-indent="0.004cm" style:auto-text-indent="false"/>
      <style:text-properties style:text-line-through-style="none" style:text-line-through-type="none" style:font-name="Liberation Sans" fo:font-size="11pt" fo:language="es" fo:country="ES" fo:font-style="normal" style:text-underline-style="none" fo:font-weight="normal" officeooo:rsid="0037fbe2" officeooo:paragraph-rsid="0037fbe2" style:font-size-asian="11pt" style:font-style-asian="normal" style:font-weight-asian="normal"/>
    </style:style>
    <style:style style:name="T1" style:family="text">
      <style:text-properties fo:color="#ff5153" loext:opacity="100%" style:text-line-through-style="none" style:text-line-through-type="none" style:font-name="Liberation Sans" fo:font-size="11.5pt" style:text-underline-style="none" fo:font-weight="bold" style:font-size-asian="11.5pt" style:font-weight-asian="bold"/>
    </style:style>
    <style:style style:name="T2" style:family="text">
      <style:text-properties fo:color="#ff5153" loext:opacity="100%" style:text-line-through-style="none" style:text-line-through-type="none" style:font-name="Liberation Sans" fo:font-size="11.5pt" style:text-underline-style="none" fo:font-weight="normal" style:font-size-asian="11.5pt" style:font-weight-asian="normal"/>
    </style:style>
    <style:style style:name="T3" style:family="text">
      <style:text-properties fo:color="#ff5153" loext:opacity="100%" style:text-line-through-style="none" style:text-line-through-type="none" style:font-name="Liberation Sans" fo:font-size="11.5pt" fo:font-style="normal" style:text-underline-style="none" fo:font-weight="bold" style:font-size-asian="11.5pt" style:font-style-asian="normal" style:font-weight-asian="bold"/>
    </style:style>
    <style:style style:name="T4" style:family="text">
      <style:text-properties fo:color="#ff5153" loext:opacity="100%" style:text-line-through-style="none" style:text-line-through-type="none" style:font-name="Liberation Sans" fo:font-size="11.5pt" fo:font-style="normal" style:text-underline-style="none" fo:font-weight="normal" style:font-size-asian="11.5pt" style:font-style-asian="normal" style:font-weight-asian="normal"/>
    </style:style>
    <style:style style:name="T5" style:family="text">
      <style:text-properties fo:color="#ff5153" loext:opacity="100%" style:font-name="Liberation Sans" fo:font-size="11.5pt" fo:font-weight="bold" style:font-size-asian="11.5pt" style:font-weight-asian="bold"/>
    </style:style>
    <style:style style:name="T6" style:family="text">
      <style:text-properties fo:color="#ff5153" loext:opacity="100%" style:font-name="Liberation Sans" fo:font-size="11.5pt" fo:font-weight="normal" style:font-size-asian="11.5pt" style:font-weight-asian="normal"/>
    </style:style>
    <style:style style:name="T7" style:family="text">
      <style:text-properties style:text-line-through-style="none" style:text-line-through-type="none" style:font-name="Liberation Sans" fo:font-size="11pt" fo:font-style="normal" style:text-underline-style="none" fo:font-weight="normal" style:font-size-asian="11pt" style:font-style-asian="normal" style:font-weight-asian="normal"/>
    </style:style>
    <style:style style:name="T8" style:family="text">
      <style:text-properties style:text-line-through-style="none" style:text-line-through-type="none" style:font-name="Liberation Sans" fo:font-size="11pt" fo:font-style="normal" style:text-underline-style="none" fo:font-weight="normal" officeooo:rsid="000c9c7e" style:font-size-asian="11pt" style:font-style-asian="normal" style:font-weight-asian="normal"/>
    </style:style>
    <style:style style:name="T9" style:family="text">
      <style:text-properties style:text-line-through-style="none" style:text-line-through-type="none" style:font-name="Liberation Sans" fo:font-size="11pt" fo:font-style="normal" style:text-underline-style="none" fo:font-weight="normal" officeooo:rsid="0020c1da" style:font-size-asian="11pt" style:font-style-asian="normal" style:font-weight-asian="normal"/>
    </style:style>
    <style:style style:name="T10" style:family="text">
      <style:text-properties style:text-line-through-style="none" style:text-line-through-type="none" style:font-name="Liberation Sans" fo:font-size="11pt" fo:font-style="normal" style:text-underline-style="none" fo:font-weight="normal" officeooo:rsid="00220b33" style:font-size-asian="11pt" style:font-style-asian="normal" style:font-weight-asian="normal"/>
    </style:style>
    <style:style style:name="T11" style:family="text">
      <style:text-properties style:text-line-through-style="none" style:text-line-through-type="none" style:font-name="Liberation Sans" fo:font-size="11pt" fo:font-style="normal" style:text-underline-style="none" fo:font-weight="normal" officeooo:rsid="002846e4" style:font-size-asian="11pt" style:font-style-asian="normal" style:font-weight-asian="normal"/>
    </style:style>
    <style:style style:name="T12" style:family="text">
      <style:text-properties style:text-line-through-style="none" style:text-line-through-type="none" style:font-name="Liberation Sans" fo:font-size="11pt" fo:font-style="normal" style:text-underline-style="solid" style:text-underline-width="auto" style:text-underline-color="font-color" fo:font-weight="bold" style:font-size-asian="11pt" style:font-style-asian="normal" style:font-weight-asian="bold" style:font-weight-complex="bold"/>
    </style:style>
    <style:style style:name="T13" style:family="text">
      <style:text-properties style:text-line-through-style="none" style:text-line-through-type="none" style:font-name="Liberation Sans" fo:font-size="11pt" fo:font-style="normal" style:text-underline-style="solid" style:text-underline-width="auto" style:text-underline-color="font-color" fo:font-weight="bold" officeooo:rsid="000c9c7e" style:font-size-asian="11pt" style:font-style-asian="normal" style:font-weight-asian="bold" style:font-weight-complex="bold"/>
    </style:style>
    <style:style style:name="T14" style:family="text">
      <style:text-properties style:text-line-through-style="none" style:text-line-through-type="none" style:font-name="Arial" fo:font-size="11pt" fo:language="es" fo:country="ES" fo:font-style="normal" style:text-underline-style="none" fo:font-weight="normal" style:font-size-asian="11pt" style:font-style-asian="normal" style:font-weight-asian="normal"/>
    </style:style>
    <style:style style:name="T15" style:family="text">
      <style:text-properties style:text-line-through-style="none" style:text-line-through-type="none" style:font-name="Arial" fo:font-size="11pt" fo:language="es" fo:country="ES" fo:font-style="normal" style:text-underline-style="none" fo:font-weight="normal" officeooo:rsid="000c9c7e" style:font-size-asian="11pt" style:font-style-asian="normal" style:font-weight-asian="normal"/>
    </style:style>
    <style:style style:name="T16" style:family="text">
      <style:text-properties style:text-line-through-style="none" style:text-line-through-type="none" style:font-name="Arial" fo:font-size="11pt" fo:language="es" fo:country="ES" fo:font-style="normal" style:text-underline-style="solid" style:text-underline-width="auto" style:text-underline-color="font-color" fo:font-weight="bold" officeooo:rsid="000c9c7e" style:font-size-asian="11pt" style:font-style-asian="normal" style:font-weight-asian="bold" style:font-weight-complex="bold"/>
    </style:style>
    <style:style style:name="T17" style:family="text">
      <style:text-properties fo:color="#000000" loext:opacity="100%"/>
    </style:style>
    <style:style style:name="T18" style:family="text">
      <style:text-properties fo:color="#000000" loext:opacity="100%" style:text-line-through-style="none" style:text-line-through-type="none" style:font-name="Liberation Sans" fo:font-size="11pt" fo:font-style="normal" style:text-underline-style="none" fo:font-weight="normal" officeooo:rsid="0020c1da" style:font-size-asian="11pt" style:font-style-asian="normal" style:font-weight-asian="normal"/>
    </style:style>
    <style:style style:name="T19" style:family="text">
      <style:text-properties fo:color="#000000" loext:opacity="100%" style:text-line-through-style="none" style:text-line-through-type="none" style:font-name="Liberation Sans" fo:font-size="11pt" fo:font-style="normal" style:text-underline-style="none" fo:font-weight="normal" officeooo:rsid="00220b33" style:font-size-asian="11pt" style:font-style-asian="normal" style:font-weight-asian="normal"/>
    </style:style>
    <style:style style:name="T20" style:family="text">
      <style:text-properties fo:color="#000000" loext:opacity="100%" style:text-line-through-style="none" style:text-line-through-type="none" style:font-name="Liberation Sans" fo:font-size="11pt" fo:font-style="normal" style:text-underline-style="none" fo:font-weight="normal" officeooo:rsid="002846e4" style:font-size-asian="11pt" style:font-style-asian="normal" style:font-weight-asian="normal"/>
    </style:style>
    <style:style style:name="T21" style:family="text">
      <style:text-properties fo:color="#000000" loext:opacity="100%" style:text-line-through-style="none" style:text-line-through-type="none" style:font-name="Comic Sans MS" fo:font-size="11pt" style:text-underline-style="none" fo:font-weight="normal" style:font-size-asian="11pt" style:font-weight-asian="normal"/>
    </style:style>
    <style:style style:name="T22" style:family="text">
      <style:text-properties fo:color="#000000" loext:opacity="100%" style:text-line-through-style="none" style:text-line-through-type="none" style:font-name="Comic Sans MS" fo:font-size="11pt" fo:font-style="italic" style:text-underline-style="none" fo:font-weight="normal" style:font-size-asian="11pt" style:font-style-asian="italic" style:font-weight-asian="normal"/>
    </style:style>
    <style:style style:name="T23" style:family="text">
      <style:text-properties fo:color="#000000" loext:opacity="100%" style:text-line-through-style="none" style:text-line-through-type="none" style:font-name="Comic Sans MS" fo:font-size="11pt" fo:font-style="normal" style:text-underline-style="none" fo:font-weight="normal" style:font-size-asian="11pt" style:font-style-asian="normal" style:font-weight-asian="normal"/>
    </style:style>
    <style:style style:name="T24" style:family="text">
      <style:text-properties fo:color="#000000" loext:opacity="100%" style:text-line-through-style="none" style:text-line-through-type="none" style:font-name="Comic Sans MS" fo:font-size="11pt" fo:font-style="normal" style:text-underline-style="none" fo:font-weight="normal" officeooo:rsid="000c9c7e" style:font-size-asian="11pt" style:font-style-asian="normal" style:font-weight-asian="normal"/>
    </style:style>
    <style:style style:name="T25" style:family="text">
      <style:text-properties fo:color="#000000" loext:opacity="100%" officeooo:rsid="000f946c"/>
    </style:style>
    <style:style style:name="T26" style:family="text">
      <style:text-properties fo:color="#000000" loext:opacity="100%" fo:font-style="italic" style:text-underline-style="solid" style:text-underline-width="auto" style:text-underline-color="font-color" fo:font-weight="bold" officeooo:rsid="000f946c" style:font-style-asian="italic" style:font-weight-asian="bold" style:font-style-complex="italic" style:font-weight-complex="bold"/>
    </style:style>
    <style:style style:name="T27" style:family="text">
      <style:text-properties fo:color="#000000" loext:opacity="100%" style:text-underline-style="solid" style:text-underline-width="auto" style:text-underline-color="font-color" fo:font-weight="bold" officeooo:rsid="000f946c" style:font-weight-asian="bold" style:font-weight-complex="bold"/>
    </style:style>
    <style:style style:name="T28" style:family="text">
      <style:text-properties fo:color="#000000" loext:opacity="100%" officeooo:rsid="00122a2a"/>
    </style:style>
    <style:style style:name="T29" style:family="text">
      <style:text-properties fo:color="#000000" loext:opacity="100%" officeooo:rsid="00141e3d"/>
    </style:style>
    <style:style style:name="T30" style:family="text">
      <style:text-properties fo:color="#000000" loext:opacity="100%" officeooo:rsid="00149031"/>
    </style:style>
    <style:style style:name="T31" style:family="text">
      <style:text-properties fo:color="#000000" loext:opacity="100%" officeooo:rsid="00154218"/>
    </style:style>
    <style:style style:name="T32" style:family="text">
      <style:text-properties fo:color="#000000" loext:opacity="100%" officeooo:rsid="00172ac8"/>
    </style:style>
    <style:style style:name="T33" style:family="text">
      <style:text-properties fo:color="#000000" loext:opacity="100%" officeooo:rsid="00178da3"/>
    </style:style>
    <style:style style:name="T34" style:family="text">
      <style:text-properties fo:color="#000000" loext:opacity="100%" officeooo:rsid="001959a4"/>
    </style:style>
    <style:style style:name="T35" style:family="text">
      <style:text-properties fo:color="#000000" loext:opacity="100%" officeooo:rsid="00220b33"/>
    </style:style>
    <style:style style:name="T36" style:family="text">
      <style:text-properties fo:color="#000000" loext:opacity="100%" officeooo:rsid="0023afc8"/>
    </style:style>
    <style:style style:name="T37" style:family="text">
      <style:text-properties fo:color="#000000" loext:opacity="100%" officeooo:rsid="00253e8a"/>
    </style:style>
    <style:style style:name="T38" style:family="text">
      <style:text-properties fo:color="#000000" loext:opacity="100%" style:font-name="Comic Sans MS"/>
    </style:style>
    <style:style style:name="T39" style:family="text">
      <style:text-properties fo:color="#000000" loext:opacity="100%" officeooo:rsid="00367cdf"/>
    </style:style>
    <style:style style:name="T40" style:family="text">
      <style:text-properties fo:color="#000000" loext:opacity="100%" officeooo:rsid="0037de8e"/>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0fde32" style:font-weight-asian="bold" style:font-weight-complex="bold"/>
    </style:style>
    <style:style style:name="T43" style:family="text">
      <style:text-properties style:text-underline-style="solid" style:text-underline-width="auto" style:text-underline-color="font-color" fo:font-weight="bold" officeooo:rsid="001d3c07" style:font-weight-asian="bold" style:font-weight-complex="bold"/>
    </style:style>
    <style:style style:name="T44" style:family="text">
      <style:text-properties officeooo:rsid="000fde32"/>
    </style:style>
    <style:style style:name="T45" style:family="text">
      <style:text-properties officeooo:rsid="00149031"/>
    </style:style>
    <style:style style:name="T46" style:family="text">
      <style:text-properties officeooo:rsid="00154218"/>
    </style:style>
    <style:style style:name="T47" style:family="text">
      <style:text-properties officeooo:rsid="00172ac8"/>
    </style:style>
    <style:style style:name="T48" style:family="text">
      <style:text-properties officeooo:rsid="00178da3"/>
    </style:style>
    <style:style style:name="T49" style:family="text">
      <style:text-properties fo:color="#0062c4" loext:opacity="100%" style:text-underline-style="solid" style:text-underline-width="auto" style:text-underline-color="font-color" fo:font-weight="bold" style:font-weight-asian="bold" style:font-weight-complex="bold"/>
    </style:style>
    <style:style style:name="T50" style:family="text">
      <style:text-properties officeooo:rsid="001959a4"/>
    </style:style>
    <style:style style:name="T51" style:family="text">
      <style:text-properties officeooo:rsid="001d3c07"/>
    </style:style>
    <style:style style:name="T52" style:family="text">
      <style:text-properties officeooo:rsid="0020c1da"/>
    </style:style>
    <style:style style:name="T53" style:family="text">
      <style:text-properties officeooo:rsid="0023afc8"/>
    </style:style>
    <style:style style:name="T54" style:family="text">
      <style:text-properties officeooo:rsid="00253e8a"/>
    </style:style>
    <style:style style:name="T55" style:family="text">
      <style:text-properties fo:font-style="italic" style:font-style-asian="italic"/>
    </style:style>
    <style:style style:name="T56" style:family="text">
      <style:text-properties fo:font-style="normal" style:font-style-asian="normal"/>
    </style:style>
    <style:style style:name="T57" style:family="text">
      <style:text-properties fo:font-style="normal" officeooo:rsid="003319c3" style:font-style-asian="normal"/>
    </style:style>
    <style:style style:name="T58"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29b945" style:font-size-asian="10pt" style:font-style-asian="normal" style:font-weight-asian="normal" style:font-size-complex="10pt" style:font-weight-complex="normal"/>
    </style:style>
    <style:style style:name="T59"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316454" style:font-size-asian="10pt" style:font-style-asian="normal" style:font-weight-asian="normal" style:font-size-complex="10pt" style:font-weight-complex="normal"/>
    </style:style>
    <style:style style:name="T60"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0c9c7e" style:font-size-asian="10pt" style:font-style-asian="normal" style:font-weight-asian="normal" style:font-size-complex="10pt" style:font-weight-complex="normal"/>
    </style:style>
    <style:style style:name="T61"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2e3785" style:font-size-asian="10pt" style:font-style-asian="normal" style:font-weight-asian="normal" style:font-size-complex="10pt" style:font-weight-complex="normal"/>
    </style:style>
    <style:style style:name="T62"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2ea8b0" style:font-size-asian="10pt" style:font-style-asian="normal" style:font-weight-asian="normal" style:font-size-complex="10pt" style:font-weight-complex="normal"/>
    </style:style>
    <style:style style:name="T63" style:family="text">
      <style:text-properties fo:font-variant="normal" fo:text-transform="none" style:use-window-font-color="true" loext:opacity="0%" style:text-line-through-style="none" style:text-line-through-type="none" style:font-name="Arial" fo:font-size="10pt" fo:letter-spacing="normal" fo:font-style="normal" style:text-underline-style="none" fo:font-weight="normal" officeooo:rsid="002f99b8" style:font-size-asian="10pt" style:font-style-asian="normal" style:font-weight-asian="normal" style:font-size-complex="10pt" style:font-weight-complex="normal"/>
    </style:style>
    <style:style style:name="T64" style:family="text">
      <style:text-properties officeooo:rsid="003319c3"/>
    </style:style>
    <style:style style:name="T65" style:family="text">
      <style:text-properties officeooo:rsid="00367cdf"/>
    </style:style>
    <style:style style:name="T66" style:family="text">
      <style:text-properties officeooo:rsid="0037de8e"/>
    </style:style>
    <style:style style:name="T67" style:family="text">
      <style:text-properties officeooo:rsid="0037fb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D01. SISTEMAS DE GESTIÓN EMPRESARIAL</text:p>
      <text:p text:style-name="P4">Actividades</text:p>
      <text:p text:style-name="P4"/>
      <text:p text:style-name="P16"><text:span text:style-name="T1">1 </text:span><text:span text:style-name="T2">GLOSARIO</text:span></text:p>
      <text:p text:style-name="P9"><text:span text:style-name="T38">Durante la unidad se ha creado un glosario con conceptos relacionados con la empresa. Comparte en el foro otros conceptos que consideres que puedan ser interesantes, ya sea por conocimiento general o basados en tu propia experiencia personal.</text:span> </text:p>
      <text:p text:style-name="P9"/>
      <text:p text:style-name="P10">- <text:span text:style-name="T27">Bolsa de horas</text:span>: <text:span text:style-name="T25">Se trata de un concepto abstracto, básicamente es una cuenta de las horas que “se le deben” al trabajador</text:span>. <text:span text:style-name="T25">Cuando un empleado realiza horas extra, horas festivas o cualquier tipo de horas que no estén dentro de su jornada habitual, éstas se contabilizan en dicha bolsa. Se le devuelven al trabajador en forma de retribución monetaria o en horas de descanso.</text:span></text:p>
      <text:p text:style-name="P10"/>
      <text:p text:style-name="P10">- <text:span text:style-name="T26">Picking</text:span><text:span text:style-name="T27"> (o preparación)</text:span>: <text:span text:style-name="T25">Proceso mediante el cual los empleados de almacén preparan los pedidos para la fase de distribución</text:span>.</text:p>
      <text:p text:style-name="P10"/>
      <text:p text:style-name="P10">- <text:span text:style-name="T42">KPI (Key Perfomance Indicator)</text:span><text:span text:style-name="T44">: Son indicadores de rendimiento de un proceso. Miden el rendimiento de un proceso dado para cuantificar su eficiencia, por ejemplo la productividad de un empleado en cuanto a volumen de trabajo (cantidad de llamadas atendidas, documentos firmados, ventas realizadas, etc.) </text:span></text:p>
      <text:p text:style-name="P10"/>
      <text:p text:style-name="P16"><text:span text:style-name="T1">2 </text:span><text:span text:style-name="T2">ESCALABILIDAD</text:span></text:p>
      <text:p text:style-name="P21">En la unidad se ha hablado varias veces del concepto escalabilidad ¿Podrías definirlo? ¿Cómo se puede conseguir?¿Qué es la escalabilidad vertical? ¿Y la horizontal? ¿Qué ventajas e inconvenientes tiene cada una de ella?<text:line-break/></text:p>
      <text:p text:style-name="P10">- <text:span text:style-name="T41">Escalabilidad</text:span>: <text:span text:style-name="T28">Es la capacidad </text:span><text:span text:style-name="T29">para ma</text:span><text:span text:style-name="T30">nejar el aumento en la carga de trabajo o el crecimiento sin perder eficiencia</text:span>. <text:span text:style-name="T45">Es posible conseguirla mediante </text:span><text:span text:style-name="T46">un aumento de los recursos, ya sea para la mejora de todo el </text:span><text:span text:style-name="T31">sistema</text:span><text:span text:style-name="T46"> o para distribuir la carga de trabajo dentro del mismo. Dicho esto, e</text:span><text:span text:style-name="T45">xisten dos tipos de escalabilidad: horizontal y vertical.</text:span></text:p>
      <text:p text:style-name="P10"/>
      <text:p text:style-name="P11">- <text:span text:style-name="T41">Horizontal</text:span>: <text:s/><text:span text:style-name="T31">Se trata de un crecimiento “hacia los lados” del sistema. Consiste en añadir más recursos para distribuir la carga de trabajo. Por ejemplo, añadir más </text:span><text:span text:style-name="T32">servidores al sistema.</text:span></text:p>
      <text:p text:style-name="P11"><text:line-break/>+ <text:span text:style-name="T49">Ventajas</text:span>: <text:span text:style-name="T34">Es más económico que un crecimiento vertical, ya que añadir varios servidores “baratos” puede incrementar más el rendimiento que un único servidor caro muy bien dotado. Además, el crecimiento es prácticamente ilimitado, así como su distribución geográfica. Puedes colocar la cantidad de servidores que quieras y donde quieras, mejorando tiempos de respuesta y volumen de datos.</text:span></text:p>
      <text:p text:style-name="P11"><text:line-break/>+ <text:span text:style-name="T49">Inconvenientes</text:span>: <text:span text:style-name="T50">La complejidad aumenta con cada servidor. Además el esfuerzo invertido es mayor. </text:span></text:p>
      <text:p text:style-name="P11"/>
      <text:p text:style-name="P10">- <text:span text:style-name="T41">Vertical</text:span>: <text:span text:style-name="T30">Se trata de un crecimiento </text:span><text:span text:style-name="T31">“h</text:span><text:span text:style-name="T30">acia arriba” del sistema</text:span>. <text:span text:style-name="T45">Consiste en añadir más recursos </text:span><text:span text:style-name="T48">a un único</text:span><text:span text:style-name="T45"> </text:span><text:span text:style-name="T48">elemento </text:span><text:span text:style-name="T45">para mejorar e</text:span><text:span text:style-name="T46">l</text:span><text:span text:style-name="T45"> conjunto. Por ejemplo, </text:span><text:span text:style-name="T46">añadir más </text:span><text:span text:style-name="T32">CPU </text:span><text:span text:style-name="T33">a un nodo </text:span><text:span text:style-name="T32">para incrementar su rendimiento </text:span><text:span text:style-name="T33">(y por tanto, el rendimiento global)</text:span><text:span text:style-name="T32">.</text:span></text:p>
      <text:p text:style-name="P10"><text:line-break/>+ <text:span text:style-name="T49">Ventajas</text:span>: <text:span text:style-name="T48">Es fácil de implementar porque implica mejorar los recursos existentes. Así como una menor complejidad en la gestión de </text:span></text:p>
      <text:p text:style-name="P10"><text:line-break/>+ <text:span text:style-name="T49">Inconvenientes</text:span>: <text:span text:style-name="T47">Existe una limitación física en la cantidad de mejora que se puede añadir, y una vez alcanzada, no se puede mejorar más. Además, recursos como el hardware son costosos, por lo que el costo de dicha escalabilidad tiende a ser elevado.</text:span></text:p>
      <text:p text:style-name="P10"/>
      <text:p text:style-name="P16"><text:soft-page-break/><text:span text:style-name="T1">3 </text:span><text:span text:style-name="T2">PROBLEMAS DE IMPLANTACIÓN</text:span></text:p>
      <text:p text:style-name="P13">Se ha comentado que el proceso de implantación es un proceso costoso en muchos aspectos. ¿Podrías aporta ideas que al menos mitiguen esos problemas? </text:p>
      <text:p text:style-name="P9"/>
      <text:p text:style-name="P22">Una de las posibles soluciones es mejorar la seguridad haciendo que la organización trate los datos sensibles de potenciales ataques de manera local en una red cerrada. Aunque pueda resultar complicado o complejo para una organización grande o con diversidad geográfica.</text:p>
      <text:p text:style-name="P23">Otra posible solución pasa por reducir la cantidad de elementos que se incluyen en el ERP, esto es, no incluir todas las tareas o funciones dentro del mismo; o limitar el uso a un departamento concreto.</text:p>
      <text:p text:style-name="P12"/>
      <text:p text:style-name="P16"><text:span text:style-name="T1">4 </text:span><text:span text:style-name="T2">SOFTWARE LIBRE</text:span></text:p>
      <text:p text:style-name="P21">Las reticencias por parte de los gerentes o responsables de compras técnicos al respecto de la implantación de software libre en producción son, en general, altas. Sin embargo, es un tipo de software que muchas de las empresas utilizan en alguna de sus infraestructuras de forma habitual. Documenta software libre que sea de uso habitual, indicando su ámbito, y su licencia en concreto (indicando que es lo que permite o no). </text:p>
      <text:p text:style-name="P20"/>
      <text:p text:style-name="P19">- <text:span text:style-name="T41">GIMP (GNU Image Manipulation Program)</text:span>: Pertenece al ámbito de la edición de imagen. Con una licencia GNU GPL versión 3.0, que permite uso, modificación y distribución <text:span text:style-name="T51">del código fuente</text:span> bajo dicha licencia.</text:p>
      <text:p text:style-name="P19"/>
      <text:p text:style-name="P19">- <text:span text:style-name="T41">VLC Media Player</text:span>: Perteneciente al ámbito de la reproducción de archivos multimedia, dispone de una licencia GPL versión 2.0, que permite su uso, modificación <text:span text:style-name="T51">y distribución del código fuente bajo la misma licencia.</text:span></text:p>
      <text:p text:style-name="P19"/>
      <text:p text:style-name="P19">- <text:span text:style-name="T43">SQLite</text:span><text:span text:style-name="T51">: Perteneciente al ámbito de las bases de datos (y como ya vimos en BBDD de primero), tiene una licencia de Dominio Público, que permite usar, modificar y distribuir el software sin restricciones.</text:span></text:p>
      <text:p text:style-name="P12"/>
      <text:p text:style-name="P16"><text:span text:style-name="T1">5 </text:span><text:span text:style-name="T2">MICROSERVICIOS</text:span></text:p>
      <text:p text:style-name="P15"><text:span text:style-name="T21">El concepto de cliente-servidor ha estado históricamente ligado a un único servidor al que acceden múltiples clientes. Sin embargo, hoy en día existen otras opciones como los microservicios. ¿qué son? ¿cómo funcionan? ¿qué ventajas e inconvenientes aportan? ¿Se pueden aplicar al </text:span><text:span text:style-name="T22">front </text:span><text:span text:style-name="T23">o sólo al </text:span><text:span text:style-name="T22">back</text:span><text:span text:style-name="T23">?</text:span><text:span text:style-name="T7"> </text:span></text:p>
      <text:p text:style-name="P7"/>
      <text:p text:style-name="P15"><text:span text:style-name="T7">-</text:span><text:span text:style-name="T8"> </text:span><text:span text:style-name="T13">Microservicios</text:span><text:span text:style-name="T8">: </text:span><text:span text:style-name="T18">Los microservicios son un tipo de arquitectura de software que consiste en construir una aplicación como un conjunto de microservicios (sus elementos más pequeños e independientes entre sí)</text:span><text:span text:style-name="T8">. </text:span><text:span text:style-name="T9">Cada microservicio puede funcionar de manera independiente, aunque funcionan en conjunto y comunicándose entre ellos mediante APIs (Application Programming Interface) </text:span><text:span text:style-name="T10">HTTP </text:span><text:span text:style-name="T9">para llevar a cabo las mismas tareas. Es decir, varias </text:span><text:span text:style-name="T19">servicios reemplazables</text:span><text:span text:style-name="T9"> trabajan entre ellos para formar una aplicación más compleja (y escalable).<text:line-break/></text:span></text:p>
      <text:p text:style-name="P5">+ <text:span text:style-name="T49">Ventajas</text:span>: <text:span text:style-name="T54">Dada la independencia de cada servicio, éste puede desarrollarse con una tecnología, lenguaje o base de datos diferente. Además, al ser módulos independientes, se pueden escalar de manera independiente también sin tener que afectar al resto. </text:span><text:span text:style-name="T53">tolerancia a fallos, modularidad</text:span><text:span text:style-name="T52">.<text:line-break/></text:span></text:p>
      <text:p text:style-name="P6">+ <text:span text:style-name="T49">Inconvenientes</text:span>: <text:span text:style-name="T37">En</text:span><text:span text:style-name="T35"> la comunicación entre servicios </text:span><text:span text:style-name="T37">puede darse una </text:span><text:span text:style-name="T35">mayor latencia. </text:span><text:span text:style-name="T37">L</text:span><text:span text:style-name="T35">as pruebas </text:span><text:span text:style-name="T37">(testing) </text:span><text:span text:style-name="T35">y el despliegue se </text:span><text:span text:style-name="T37">vuelven más complicados</text:span><text:span text:style-name="T35"> en los microservicios</text:span><text:span text:style-name="T52">. </text:span><text:span text:style-name="T53">Además, se puede caer en el error de utilizar demasiados servicios, dado que </text:span><text:span text:style-name="T36">son</text:span><text:span text:style-name="T53"> la unidad mínima.</text:span></text:p>
      <text:p text:style-name="P18"><text:span text:style-name="T8"><text:line-break/>+ </text:span><text:span text:style-name="T12">Front o back</text:span><text:span text:style-name="T7">: </text:span><text:span text:style-name="T11">Aunque los microservicios son un tipo de arquitectura </text:span><text:span text:style-name="T20">back</text:span><text:span text:style-name="T11">, existe una </text:span><text:span text:style-name="T20">concepto similar</text:span><text:span text:style-name="T11"> que son los </text:span><text:span text:style-name="T20">micro-frontends, algo así como una extensión del concepto para el front. </text:span></text:p>
      <text:p text:style-name="P16"><text:soft-page-break/><text:span text:style-name="T3">6 </text:span><text:span text:style-name="T4">ERP</text:span></text:p>
      <text:p text:style-name="P17"><text:span text:style-name="T23">Elige un ERP de los que puedan existir en el mercado y haz un pequeño informe sobre sus especificaciones tanto técnicas como comerciales: </text:span><text:span text:style-name="T24">escalabilidad</text:span><text:span text:style-name="T23">, módulos disponibles, lenguaje de programación, precio venta, precio hora consultor, cuota de mercado, infraestructura (cloud, local), etc.</text:span><text:span text:style-name="T7"> </text:span></text:p>
      <text:p text:style-name="P14"/>
      <text:p text:style-name="P24"><text:span text:style-name="T14">- </text:span><text:span text:style-name="T16">Oracle Fusion Cloud ERP</text:span><text:span text:style-name="T15">: </text:span><text:span text:style-name="T58">Es un ERP integral en la nube </text:span><text:span text:style-name="T59">(cloud) </text:span><text:span text:style-name="T60">con inteligencia artificial incorporada. </text:span><text:span text:style-name="T61">Altamente escalable </text:span><text:span text:style-name="T62">y personalizable </text:span><text:span text:style-name="T63">debido a la flexibilidad que permite la nube.</text:span></text:p>
      <text:p text:style-name="P25"><text:span text:style-name="T59">D</text:span><text:span text:style-name="T62">ispone de módulos variados como contabilidad, informes y análisis, gestión de activos, cuentas por pagar, facturación, y gestión de empresas conjuntas, entre muchos otros.</text:span></text:p>
      <text:p text:style-name="P25"><text:span text:style-name="T63">Forma parte de OCI (Oracle Cloud Infrastructure) </text:span><text:span text:style-name="T59">y los dos principales lenguajes de programación empleados para integrar y gestionar sus módulos son Java y PL/SQL. </text:span></text:p>
      <text:p text:style-name="P25"><text:span text:style-name="T63">Dispone de una amplia lista de precios y el presupuesto se ajusta a las necesidades y tamaño de cada empresa (ver lista de precios OCI: </text:span><text:a xlink:type="simple" xlink:href="https://www.oracle.com/es/cloud/price-list/" text:style-name="Internet_20_link" text:visited-style-name="Visited_20_Internet_20_Link">https://www.oracle.com/es/cloud/price-list/</text:a><text:span text:style-name="T63">).</text:span></text:p>
      <text:p text:style-name="P1"/>
      <text:p text:style-name="P3"/>
      <text:p text:style-name="P17"><text:span text:style-name="T5">7 </text:span><text:span text:style-name="T6">CLOUD COMPUTING</text:span></text:p>
      <text:p text:style-name="P21">Utiliza el foro sobre cloud computing del aula virtual para dejar tu opinión sobre la computación en la nube. Puedes contestar preguntas como: ¿<text:span text:style-name="T64">Q</text:span>ué opinión tienes sobre él? ¿<text:span text:style-name="T64">U</text:span>tilizas servicios en la nube?, ¿de qué tipo? ¿<text:span text:style-name="T64">C</text:span>rees que tiene futuro a nivel empresarial?, ¿y a nivel personal? ¿<text:span text:style-name="T64">C</text:span>uál de los tres tipos te parece más interesante, <text:span text:style-name="T55">IaaS, PaaS, SaaS</text:span><text:span text:style-name="T56">? </text:span><text:span text:style-name="T57">S</text:span><text:span text:style-name="T56">i no los usas, ¿por qué? ¿</text:span><text:span text:style-name="T57">C</text:span><text:span text:style-name="T56">uánto estarías dispuesto a pagar? Si es por un tema económico, ¿has hecho cuentas de lo que te cuesta a ti mantener el servicio comparado con la nube?</text:span></text:p>
      <text:p text:style-name="P8"/>
      <text:p text:style-name="P26">- <text:span text:style-name="T41">Cloud Computing</text:span>: <text:span text:style-name="T39">A decir</text:span><text:span text:style-name="T65"> verdad me parece una tecnología útil donde las haya. Creo que el hecho de no tener la necesidad de una infraestructura física, de una plataforma o de un </text:span><text:span text:style-name="T67">conjunto</text:span><text:span text:style-name="T65"> de aplicaciones es algo sin duda espectacular.</text:span><text:span text:style-name="T66"> </text:span><text:span text:style-name="T40">En mi día a día</text:span><text:span text:style-name="T66"> utilizo </text:span><text:span text:style-name="T40">servicios</text:span><text:span text:style-name="T66"> de tipo SaaS (Gmail, </text:span><text:span text:style-name="T40">Maps</text:span><text:span text:style-name="T66">, Keep, etc.).</text:span></text:p>
      <text:p text:style-name="P26"/>
      <text:p text:style-name="P26"><text:span text:style-name="T67">Por otra parte, a</text:span><text:span text:style-name="T66"> nivel empresarial creo que es parte del futuro porque a mi parecer, no necesitar “tener nada” es algo que agiliza </text:span><text:span text:style-name="T67">y simplifica</text:span><text:span text:style-name="T66"> mucho todo (esto perfectamente podría ser una frase de M. Rajoy, pero no </text:span><text:span text:style-name="T67">lo es</text:span><text:span text:style-name="T66">). A nivel personal creo que son igual de importantes y de fascinantes, sobre todo las de tipo SaaS, </text:span><text:span text:style-name="T67">ya que facilitan la vida de la gente de una manera muy cómoda.</text:span></text:p>
      <text:p text:style-name="P27"/>
      <text:p text:style-name="P27"><text:span text:style-name="T17">Personalmente</text:span> “no pago” por esos servicios en la nube (Google sabe hasta cuando voy al baño, con eso van más que pagados) y me imagino que de tener que pagar, igual buscaría otras alternativ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ntarell" svg:font-family="Cantarell" style:font-family-generic="roman"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Default" style:family="paragraph" style:default-outline-level="">
      <style:paragraph-properties fo:text-align="start" style:justify-single-word="false"/>
      <style:text-properties fo:color="#000000" loext:opacity="100%" style:font-name="Cantarell" fo:font-family="Cantarell" style:font-family-generic="roman" style:font-pitch="variable" fo:font-size="12pt" style:font-size-asian="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7T16:48:00</meta:creation-date>
    <dc:date>2024-09-24T16:45:20.337000000</dc:date>
    <meta:editing-duration>PT5H4M35S</meta:editing-duration>
    <meta:editing-cycles>19</meta:editing-cycles>
    <meta:generator>LibreOffice/7.2.2.2$Windows_X86_64 LibreOffice_project/02b2acce88a210515b4a5bb2e46cbfb63fe97d56</meta:generator>
    <meta:document-statistic meta:table-count="0" meta:image-count="0" meta:object-count="0" meta:page-count="3" meta:paragraph-count="42" meta:word-count="1398" meta:character-count="8768" meta:non-whitespace-character-count="7393"/>
  </office:meta>
</office:document-meta>
</file>